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3" table:style-name="ta1">
        <table:shapes>
          <draw:frame draw:z-index="0" draw:style-name="gr1" draw:text-style-name="P1" svg:width="15.999cm" svg:height="8.999cm" svg:x="2.05cm" svg:y="0.1cm">
            <draw:object draw:notify-on-update-of-ranges="FUNCAO3.B1:FUNCAO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16.511cm" svg:y="0.212cm">
            <draw:object draw:notify-on-update-of-ranges="FUNCAO3.C1:FUNCAO3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10" calcext:value-type="float">
            <text:p>1431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4" calcext:value-type="float">
            <text:p>1030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75" calcext:value-type="float">
            <text:p>547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53" calcext:value-type="float">
            <text:p>445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60" calcext:value-type="float">
            <text:p>366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0" calcext:value-type="float">
            <text:p>31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2" calcext:value-type="float">
            <text:p>26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19" calcext:value-type="float">
            <text:p>241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5" calcext:value-type="float">
            <text:p>184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2" calcext:value-type="float">
            <text:p>14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8" calcext:value-type="float">
            <text:p>15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2" calcext:value-type="float">
            <text:p>112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2" calcext:value-type="float">
            <text:p>61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" calcext:value-type="float">
            <text:p>49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4" calcext:value-type="float">
            <text:p>54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2" calcext:value-type="float">
            <text:p>46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7" calcext:value-type="float">
            <text:p>37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2" calcext:value-type="float">
            <text:p>37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4" calcext:value-type="float">
            <text:p>26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8" calcext:value-type="float">
            <text:p>30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92.242844" calcext:value-type="float">
            <text:p>292,2428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78.453533" calcext:value-type="float">
            <text:p>278,4535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73.274212" calcext:value-type="float">
            <text:p>273,274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73.272653" calcext:value-type="float">
            <text:p>273,2726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73.272725" calcext:value-type="float">
            <text:p>273,2727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73.272776" calcext:value-type="float">
            <text:p>273,2727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73.273128" calcext:value-type="float">
            <text:p>273,273128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273.272713" calcext:value-type="float">
            <text:p>273,2727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73.272796" calcext:value-type="float">
            <text:p>273,2727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73.275656" calcext:value-type="float">
            <text:p>273,2756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76.411304" calcext:value-type="float">
            <text:p>276,4113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73.379048" calcext:value-type="float">
            <text:p>273,379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73.286755" calcext:value-type="float">
            <text:p>273,2867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73.560757" calcext:value-type="float">
            <text:p>273,5607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74.162886" calcext:value-type="float">
            <text:p>274,1628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73.647235" calcext:value-type="float">
            <text:p>273,6472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73.495472" calcext:value-type="float">
            <text:p>273,495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76.549437" calcext:value-type="float">
            <text:p>276,5494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73.486925" calcext:value-type="float">
            <text:p>273,4869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76.415138" calcext:value-type="float">
            <text:p>276,415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6.081048" calcext:value-type="float">
            <text:p>276,0810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3.384496" calcext:value-type="float">
            <text:p>273,3844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6.86572" calcext:value-type="float">
            <text:p>276,865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4.076654" calcext:value-type="float">
            <text:p>274,0766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3.831127" calcext:value-type="float">
            <text:p>273,8311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3.659302" calcext:value-type="float">
            <text:p>273,6593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76.679041" calcext:value-type="float">
            <text:p>276,6790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4.878975" calcext:value-type="float">
            <text:p>274,8789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5.863817" calcext:value-type="float">
            <text:p>275,8638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73.559692" calcext:value-type="float">
            <text:p>273,5596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73.328687" calcext:value-type="float">
            <text:p>273,3286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5.762899" calcext:value-type="float">
            <text:p>275,7628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3.46794" calcext:value-type="float">
            <text:p>273,46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74.726846" calcext:value-type="float">
            <text:p>274,7268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3.476107" calcext:value-type="float">
            <text:p>273,476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6.784679" calcext:value-type="float">
            <text:p>276,784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80.109709" calcext:value-type="float">
            <text:p>280,1097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4.876233" calcext:value-type="float">
            <text:p>274,8762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73.53633" calcext:value-type="float">
            <text:p>273,536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4.098645" calcext:value-type="float">
            <text:p>274,0986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75.276912" calcext:value-type="float">
            <text:p>275,2769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74.536915" calcext:value-type="float">
            <text:p>274,5369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74.09655" calcext:value-type="float">
            <text:p>274,096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73.795679" calcext:value-type="float">
            <text:p>273,7956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73.600454" calcext:value-type="float">
            <text:p>273,6004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76.825301" calcext:value-type="float">
            <text:p>276,8253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76.49805" calcext:value-type="float">
            <text:p>276,498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75.762904" calcext:value-type="float">
            <text:p>275,7629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74.956113" calcext:value-type="float">
            <text:p>274,956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78.036225" calcext:value-type="float">
            <text:p>278,0362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75.042008" calcext:value-type="float">
            <text:p>275,042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73.382914" calcext:value-type="float">
            <text:p>273,3829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73.459231" calcext:value-type="float">
            <text:p>273,4592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75.414135" calcext:value-type="float">
            <text:p>275,4141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73.288667" calcext:value-type="float">
            <text:p>273,288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75.656194" calcext:value-type="float">
            <text:p>275,6561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73.705574" calcext:value-type="float">
            <text:p>273,7055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74.100509" calcext:value-type="float">
            <text:p>274,1005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76.800627" calcext:value-type="float">
            <text:p>276,8006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75.202657" calcext:value-type="float">
            <text:p>275,2026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74.05162" calcext:value-type="float">
            <text:p>274,051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76.54531" calcext:value-type="float">
            <text:p>276,545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275.799108" calcext:value-type="float">
            <text:p>275,7991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73.491292" calcext:value-type="float">
            <text:p>273,491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276.46008" calcext:value-type="float">
            <text:p>276,46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17:49.303322493</dc:date>
    <meta:editing-duration>PT1M42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3 - AVALIAÇÕES</text:p>
        </chart:title>
        <chart:plot-area chart:style-name="ch3" table:cell-range-address="FUNCAO3.B1:FUNCAO3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3.B1:FUNCAO3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10">
                <text:p>14310</text:p>
                <draw:g>
                  <svg:desc>FUNCAO3.B1:FUNCAO3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4.895cm" svg:y="0.316cm" chart:style-name="ch2">
          <text:p>FUNÇÃO TESTE 3 - FITNESS</text:p>
        </chart:title>
        <chart:plot-area chart:style-name="ch3" table:cell-range-address="FUNCAO3.C1:FUNCAO3.C100" svg:x="1.33cm" svg:y="1.275cm" svg:width="14.341cm" svg:height="6.57cm">
          <chart:coordinate-region svg:x="2.137cm" svg:y="1.474cm" svg:width="13.534cm" svg:height="5.579cm"/>
          <chart:axis chart:dimension="x" chart:name="primary-x" chart:style-name="ch4">
            <chart:title svg:x="7.543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FUNCAO3.C1:FUNCAO3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1">
                <text:p>273.272651</text:p>
                <draw:g>
                  <svg:desc>FUNCAO3.C1:FUNCAO3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2.242844">
                <text:p>292.242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.453533">
                <text:p>278.453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274212">
                <text:p>273.274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272653">
                <text:p>273.272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.272725">
                <text:p>273.272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272776">
                <text:p>273.272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273128">
                <text:p>273.273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272713">
                <text:p>273.272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.272796">
                <text:p>273.272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275656">
                <text:p>273.275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6.411304">
                <text:p>276.411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379048">
                <text:p>273.37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286755">
                <text:p>273.286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560757">
                <text:p>273.560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.162886">
                <text:p>274.162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647235">
                <text:p>273.647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.495472">
                <text:p>273.495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6.549437">
                <text:p>276.549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.486925">
                <text:p>273.486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.415138">
                <text:p>276.415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6.081048">
                <text:p>276.081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.384496">
                <text:p>273.38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6.86572">
                <text:p>276.8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4.076654">
                <text:p>274.076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831127">
                <text:p>273.831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.659302">
                <text:p>273.659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6.679041">
                <text:p>276.679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4.878975">
                <text:p>274.878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5.863817">
                <text:p>275.863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.559692">
                <text:p>273.559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.328687">
                <text:p>273.328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.762899">
                <text:p>275.762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3.46794">
                <text:p>273.467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.726846">
                <text:p>274.72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.476107">
                <text:p>273.476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6.784679">
                <text:p>276.7846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0.109709">
                <text:p>280.109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4.876233">
                <text:p>274.876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.53633">
                <text:p>273.53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.098645">
                <text:p>274.098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.276912">
                <text:p>275.276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.536915">
                <text:p>274.536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.09655">
                <text:p>274.09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3.795679">
                <text:p>273.795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3.600454">
                <text:p>273.600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6.825301">
                <text:p>276.825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6.49805">
                <text:p>276.49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.762904">
                <text:p>275.762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4.956113">
                <text:p>274.956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.036225">
                <text:p>278.036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5.042008">
                <text:p>275.042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3.382914">
                <text:p>273.3829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3.459231">
                <text:p>273.45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5.414135">
                <text:p>275.414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.288667">
                <text:p>273.288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.656194">
                <text:p>275.656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.705574">
                <text:p>273.705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4.100509">
                <text:p>274.100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6.800627">
                <text:p>276.800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.202657">
                <text:p>275.202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4.05162">
                <text:p>274.05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6.54531">
                <text:p>276.54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.799108">
                <text:p>275.799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.491292">
                <text:p>273.491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.46008">
                <text:p>276.46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